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Tristan Strange</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fe179bd">1. FACE or ACE?</text:a></text:p>
          <text:p text:style-name="Contents_20_2"><text:a xlink:type="simple" xlink:href="#orgf9c883e">1.1. Abstract</text:a></text:p>
          <text:p text:style-name="Contents_20_2"><text:a xlink:type="simple" xlink:href="#org6107c33">1.2. Introduction</text:a></text:p>
          <text:p text:style-name="Contents_20_2"><text:a xlink:type="simple" xlink:href="#orgfed831d">1.3. Is framing info good</text:a></text:p>
          <text:p text:style-name="Contents_20_2"><text:a xlink:type="simple" xlink:href="#org2c4678f">1.4. Accessability of language</text:a></text:p>
          <text:p text:style-name="Contents_20_2"><text:a xlink:type="simple" xlink:href="#orgb898883">1.5. Do we have enough already?</text:a></text:p>
          <text:p text:style-name="Contents_20_3"><text:a xlink:type="simple" xlink:href="#org2d25169">1.5.1. What framing info do we get for cheap</text:a></text:p>
          <text:p text:style-name="Contents_20_2"><text:a xlink:type="simple" xlink:href="#org2161d8b">1.6. Source code vs thought experiments</text:a></text:p>
          <text:p text:style-name="Contents_20_2"><text:a xlink:type="simple" xlink:href="#orgb97a5c5">1.7. lieing/honesty window dressing</text:a></text:p>
          <text:p text:style-name="Contents_20_2"><text:a xlink:type="simple" xlink:href="#org4e038df">1.8. New forms of intelligence/creativity</text:a></text:p>
          <text:p text:style-name="Contents_20_2"><text:a xlink:type="simple" xlink:href="#orgc14853d">1.9. autonomy vs framing information</text:a></text:p>
          <text:p text:style-name="Contents_20_3"><text:a xlink:type="simple" xlink:href="#org2151bb2">1.9.1. Hiding finger prints is the opposite of framing</text:a></text:p>
          <text:p text:style-name="Contents_20_2"><text:a xlink:type="simple" xlink:href="#org4ef8dfa">1.10. Random notes</text:a></text:p>
          <text:p text:style-name="Contents_20_2"><text:a xlink:type="simple" xlink:href="#org3749186">1.11. Shifting goal posts</text:a></text:p>
          <text:p text:style-name="Contents_20_3"><text:a xlink:type="simple" xlink:href="#org17be185">1.11.1. AI</text:a></text:p>
          <text:p text:style-name="Contents_20_3"><text:a xlink:type="simple" xlink:href="#org4c74372">1.11.2. Arty farty</text:a></text:p>
          <text:p text:style-name="Contents_20_2"><text:a xlink:type="simple" xlink:href="#orgf3874f5">1.12. Discussion</text:a></text:p>
          <text:p text:style-name="Contents_20_2"><text:a xlink:type="simple" xlink:href="#org54ad2b0">1.13. are we modelling more than we need to?</text:a></text:p>
          <text:p text:style-name="Contents_20_3"><text:a xlink:type="simple" xlink:href="#orgf277834">1.13.1. DIFI?</text:a></text:p>
          <text:p text:style-name="Contents_20_3"><text:a xlink:type="simple" xlink:href="#orgddd1c29">1.13.2. everyday creativity</text:a></text:p>
          <text:p text:style-name="Contents_20_2"><text:a xlink:type="simple" xlink:href="#org6ab3222">1.14. Recommendations</text:a></text:p>
          <text:p text:style-name="Contents_20_3"><text:a xlink:type="simple" xlink:href="#org2c5ff80">1.14.1. reproducible</text:a></text:p>
          <text:p text:style-name="Contents_20_3"><text:a xlink:type="simple" xlink:href="#orgadaae73">1.14.2. Open source</text:a></text:p>
          <text:p text:style-name="Contents_20_3"><text:a xlink:type="simple" xlink:href="#org4e1853a">1.14.3. Well documented</text:a></text:p>
          <text:p text:style-name="Contents_20_3"><text:a xlink:type="simple" xlink:href="#org747a182">1.14.4. High level</text:a></text:p>
          <text:p text:style-name="Contents_20_3"><text:a xlink:type="simple" xlink:href="#org0106a74">1.14.5. Specifications</text:a></text:p>
          <text:p text:style-name="Contents_20_3"><text:a xlink:type="simple" xlink:href="#orgc73229e">1.14.6. Providing services</text:a></text:p>
          <text:p text:style-name="Contents_20_2"><text:a xlink:type="simple" xlink:href="#orge11bfb8">1.15. Conclusion</text:a></text:p>
        </text:index-body>
      </text:table-of-content>
      <text:h text:style-name="Heading_20_1" text:outline-level="1" text:is-list-header="false">
<text:bookmark-start text:name="OrgXref.orgfe179bd"/>
<text:bookmark text:name="orgfe179bd"/>FACE or ACE?
<text:bookmark-end text:name="OrgXref.orgfe179bd"/></text:h>
      <text:h text:style-name="Heading_20_2" text:outline-level="2" text:is-list-header="false">
<text:bookmark-start text:name="OrgXref.orgf9c883e"/>
<text:bookmark text:name="orgf9c883e"/>Abstract
<text:bookmark-end text:name="OrgXref.orgf9c883e"/></text:h>
      <text:h text:style-name="Heading_20_2" text:outline-level="2" text:is-list-header="false">
<text:bookmark-start text:name="OrgXref.org6107c33"/>
<text:bookmark text:name="org6107c33"/>Introduction
<text:bookmark-end text:name="OrgXref.org6107c33"/></text:h>
      <text:p text:style-name="Text_20_body">Computational processes are only useful when we are able to communicate with it in order to assign it tasks, and understand the information it returns.
</text:p>
      <text:p text:style-name="Text_20_body">Recent measures for computational creativity have such as FACE have looked to reward systems that can frame there output.
</text:p>
      <text:p text:style-name="Text_20_body">Colton et al. have claimed in a number of papers that in order for a systems to be "taken seriously as creative entities in the cultural world" they should be to be fitted with a "story generator" which produces not only framing information but that can be drawn in to a dialogue in which it will answer any questions asked of it [colton-goodwin-veale:2012] [AlisonPeaseandSimonColton2011]. 
</text:p>
      <text:p text:style-name="Text_20_body">In fact the field of AI in general and regularly with in CC there have been calls for systems to be enabled with the ability to converse using natural language [Baroni2017] 
</text:p>
      <text:p text:style-name="Text_20_body">Veale?
</text:p>
      <text:h text:style-name="Heading_20_2" text:outline-level="2" text:is-list-header="false">
<text:bookmark-start text:name="OrgXref.orgfed831d"/>
<text:bookmark text:name="orgfed831d"/>Is framing info good
<text:bookmark-end text:name="OrgXref.orgfed831d"/></text:h>
      <text:p text:style-name="Text_20_body">Whilst framing information can add value to creative acts, allowing agents unfamiliar with a medium, practice piece, or computing concepts such as programming or computational creativity evaluation to situate pieces it produces along side others it knows about.
</text:p>
      <text:p text:style-name="Text_20_body">Monalisa - is she similing or not? 
Much of the value considered in the idea image is open to interpretation. Artists did not provide one for us.
</text:p>
      <text:p text:style-name="Text_20_body">Vasari - the original art critic observed that jesters and musicians were employed to entertain
Freud's interpretation that image reflects Leonardo's memory of his mother [Barolsky1991]
</text:p>
      <text:p text:style-name="Text_20_body">Other argue that she's simply hiding her front teeth [Borkowski1992]
</text:p>
      <text:p text:style-name="Text_20_body">Indeed this ambiguity still drives scientific research in to the perception of smiling today.
</text:p>
      <text:p text:style-name="Text_20_body">Had Leonardo provided an explanation of what exactly she's doing it's questionable whether this work would be the focus of such discussions today [Kontsevich2004].
</text:p>
      <text:h text:style-name="Heading_20_2" text:outline-level="2" text:is-list-header="false">
<text:bookmark-start text:name="OrgXref.org2c4678f"/>
<text:bookmark text:name="org2c4678f"/>Accessability of language
<text:bookmark-end text:name="OrgXref.org2c4678f"/></text:h>
      <text:p text:style-name="Text_20_body">A language only reveals the meaning within its utterances to those with some fluency in it. 
The framing information required of arts students is often inaccessible to those with out arts degrees.
If framing information is in French it is inaccessible to English speaker.
Many acts of genius are limited to understanding by peers.
Certain mental disorders negate access to body or spoken language.
Disabled children - Guild Hall museum - Blind people
</text:p>
      <text:h text:style-name="Heading_20_2" text:outline-level="2" text:is-list-header="false">
<text:bookmark-start text:name="OrgXref.orgb898883"/>
<text:bookmark text:name="orgb898883"/>Do we have enough already?
<text:bookmark-end text:name="OrgXref.orgb898883"/></text:h>
      <text:h text:style-name="Heading_20_3" text:outline-level="3" text:is-list-header="false">
<text:bookmark-start text:name="OrgXref.org2d25169"/>
<text:bookmark text:name="org2d25169"/>What framing info do we get for cheap
<text:bookmark-end text:name="OrgXref.org2d25169"/></text:h>
      <text:list text:style-name="OrgNumberedList" text:continue-numbering="false">
        <text:list-item>
          <text:p text:style-name="Text_20_body">
<text:bookmark-start text:name="OrgXref.orgd411138"/>
<text:bookmark text:name="orgd411138"/>Understanding what a program has done
<text:bookmark-end text:name="OrgXref.orgd411138"/></text:p>
          <text:list text:style-name="OrgNumberedList" text:continue-numbering="true">
            <text:list-item>
              <text:p text:style-name="Text_20_body">
<text:bookmark-start text:name="OrgXref.org3fead48"/>
<text:bookmark text:name="org3fead48"/>Explaining processes with code
<text:bookmark-end text:name="OrgXref.org3fead48"/></text:p>
              <text:list text:style-name="OrgNumberedList" text:continue-numbering="true">
                <text:list-item>
                  <text:p text:style-name="Text_20_body">
<text:bookmark-start text:name="OrgXref.orgb939917"/>
<text:bookmark text:name="orgb939917"/>code self documenting
<text:bookmark-end text:name="OrgXref.orgb939917"/></text:p>
                  <text:list text:style-name="OrgNumberedList" text:continue-numbering="true">
                    <text:list-item>
                      <text:p text:style-name="Text_20_body">
<text:bookmark-start text:name="OrgXref.org40ff53d"/>
<text:bookmark text:name="org40ff53d"/>Human readability
<text:bookmark-end text:name="OrgXref.org40ff53d"/></text:p>
                      <text:p text:style-name="Text_20_body">How far have we really come with regards to human readability?
Relatively recent innovations such as HTML, XML Schema 
seem to have been distracted from the original goal of making data more portable
More important that we produce measurable artefacts that easily translate in to measurable artefacts for our bosses - jar file - check!, schema check!
In some way much of the current state of the art in these areas has begun to look back toward what we had back in the fifties - a totally uniform means of expressing the shape of data 
(EDN &lt;- LISP, JSON &lt;spec &lt;- Regular expressions) 
</text:p>
                    </text:list-item>
                    <text:list-item>
                      <text:p text:style-name="Text_20_body">
<text:bookmark-start text:name="OrgXref.orge134305"/>
<text:bookmark text:name="orge134305"/>Knuth - Literate programming
<text:bookmark-end text:name="OrgXref.orge134305"/></text:p>
                      <text:p text:style-name="Text_20_body">Knuth argued that programs should be considered works of literature and that there purpose should not just be to instruct a machine on how to operate but also explain to human beings what we want a computer to do.
</text:p>
                      <text:p text:style-name="Text_20_body">Whilst he focused on improving comprehensibility through the incorporation of natural language in to program descriptions with his WEB system
</text:p>
                      <text:p text:style-name="Text_20_body">[Knuth]
</text:p>
                    </text:list-item>
                    <text:list-item>
                      <text:p text:style-name="Text_20_body">
<text:bookmark-start text:name="OrgXref.org336d70e"/>
<text:bookmark text:name="org336d70e"/>Dijkstra - structured programming
<text:bookmark-end text:name="OrgXref.org336d70e"/></text:p>
                      <text:p text:style-name="Text_20_body">[Dijkstra] noted in the seventies that the conceptual gap between the static program and the corresponding computations
</text:p>
                      <text:p text:style-name="Text_20_body">The von Neuman architecture only allows the execution of a single change in state at a time and all computations can be viewed as the sequential completion of simpler steps.
</text:p>
                      <text:p text:style-name="Text_20_body">Even tools like flow charts can be used to comprehensibly describe a system
</text:p>
                    </text:list-item>
                  </text:list>
                </text:list-item>
              </text:list>
            </text:list-item>
            <text:list-item>
              <text:p text:style-name="Text_20_body">
<text:bookmark-start text:name="OrgXref.orge2bedb2"/>
<text:bookmark text:name="orge2bedb2"/>DSL
<text:bookmark-end text:name="OrgXref.orge2bedb2"/></text:p>
            </text:list-item>
            <text:list-item>
              <text:p text:style-name="Text_20_body">
<text:bookmark-start text:name="OrgXref.orga9b9e20"/>
<text:bookmark text:name="orga9b9e20"/>Logging
<text:bookmark-end text:name="OrgXref.orga9b9e20"/></text:p>
              <text:list text:style-name="OrgNumberedList" text:continue-numbering="true">
                <text:list-item>
                  <text:p text:style-name="Text_20_body">
<text:bookmark-start text:name="OrgXref.orgc0045e2"/>
<text:bookmark text:name="orgc0045e2"/>Unexplaiable neural networks
<text:bookmark-end text:name="OrgXref.orgc0045e2"/></text:p>
                  <text:list text:style-name="OrgNumberedList" text:continue-numbering="true">
                    <text:list-item>
                      <text:p text:style-name="Text_20_body">
<text:bookmark-start text:name="OrgXref.org6ab6d1b"/>
<text:bookmark text:name="org6ab6d1b"/>Deep dream - it's hard to tell what each layer is responsible for
<text:bookmark-end text:name="OrgXref.org6ab6d1b"/></text:p>
                    </text:list-item>
                    <text:list-item>
                      <text:p text:style-name="Text_20_body">
<text:bookmark-start text:name="OrgXref.org9862374"/>
<text:bookmark text:name="org9862374"/>when layers are visualised - meaning is clearer
<text:bookmark-end text:name="OrgXref.org9862374"/></text:p>
                    </text:list-item>
                  </text:list>
                </text:list-item>
                <text:list-item>
                  <text:p text:style-name="Text_20_body">
<text:bookmark-start text:name="OrgXref.orgbbb5779"/>
<text:bookmark text:name="orgbbb5779"/>Self explaining evolutionary histories
<text:bookmark-end text:name="OrgXref.orgbbb5779"/></text:p>
                </text:list-item>
              </text:list>
            </text:list-item>
          </text:list>
        </text:list-item>
        <text:list-item>
          <text:p text:style-name="Text_20_body">
<text:bookmark-start text:name="OrgXref.org3292171"/>
<text:bookmark text:name="org3292171"/>Conversing with computers with code
<text:bookmark-end text:name="OrgXref.org3292171"/></text:p>
          <text:list text:style-name="OrgNumberedList" text:continue-numbering="true">
            <text:list-item>
              <text:p text:style-name="Text_20_body">
<text:bookmark-start text:name="OrgXref.org959fcb4"/>
<text:bookmark text:name="org959fcb4"/>Interaction fulfilled by REPL
<text:bookmark-end text:name="OrgXref.org959fcb4"/></text:p>
              <text:p text:style-name="Text_20_body">We need to get in to a dialogue
</text:p>
              <text:p text:style-name="Text_20_body">The closest we've come to conversing in an interactive manner with a machine could be said to be working with a machine at the REPL.
Quick feedback. 
Machine and user in tight feedback loop. 
Talking in the same language.
Probe
Turing tests
</text:p>
            </text:list-item>
          </text:list>
        </text:list-item>
      </text:list>
      <text:h text:style-name="Heading_20_2" text:outline-level="2" text:is-list-header="false">
<text:bookmark-start text:name="OrgXref.org2161d8b"/>
<text:bookmark text:name="org2161d8b"/>Source code vs thought experiments
<text:bookmark-end text:name="OrgXref.org2161d8b"/></text:h>
      <text:p text:style-name="Text_20_body">Possibility of deeper interaction with code than with people.
Thought experiments can be replicated.
In English language there is room for ambiguity, misinterpretation and loss of meaning and different interpretations from different people.
Code is an expression in languages that can not be misinterpreted. the system always does what you said.
</text:p>
      <text:p text:style-name="Text_20_body">Randomness
</text:p>
      <text:h text:style-name="Heading_20_2" text:outline-level="2" text:is-list-header="false">
<text:bookmark-start text:name="OrgXref.orgb97a5c5"/>
<text:bookmark text:name="orgb97a5c5"/>lieing/honesty window dressing
<text:bookmark-end text:name="OrgXref.orgb97a5c5"/></text:h>
      <text:p text:style-name="Text_20_body">Live coding 
</text:p>
      <text:list text:style-name="OrgBulletedList" text:continue-numbering="false">
        <text:list-item>
          <text:p text:style-name="Text_20_body">Framing info shown
</text:p>
          <text:list text:style-name="OrgBulletedList" text:continue-numbering="true">
            <text:list-item>
              <text:p text:style-name="Text_20_body">Confuse audience in to believing that something clever has happened.
</text:p>
            </text:list-item>
          </text:list>
        </text:list-item>
      </text:list>
      <text:p text:style-name="Text_20_body">Magic tricks  
</text:p>
      <text:p text:style-name="Text_20_body">Distracts from the creative act
</text:p>
      <text:h text:style-name="Heading_20_2" text:outline-level="2" text:is-list-header="false">
<text:bookmark-start text:name="OrgXref.org4e038df"/>
<text:bookmark text:name="org4e038df"/>New forms of intelligence/creativity
<text:bookmark-end text:name="OrgXref.org4e038df"/></text:h>
      <text:p text:style-name="Text_20_body">Regularily claimed that intelligence/creativity are not human only phenoma
Expecting non-human to use human specific language seems silly.
</text:p>
      <text:h text:style-name="Heading_20_2" text:outline-level="2" text:is-list-header="false">
<text:bookmark-start text:name="OrgXref.orgc14853d"/>
<text:bookmark text:name="orgc14853d"/>autonomy vs framing information
<text:bookmark-end text:name="OrgXref.orgc14853d"/></text:h>
      <text:p text:style-name="Text_20_body">Colton claims more.
</text:p>
      <text:h text:style-name="Heading_20_3" text:outline-level="3" text:is-list-header="false">
<text:bookmark-start text:name="OrgXref.org2151bb2"/>
<text:bookmark text:name="org2151bb2"/>Hiding finger prints is the opposite of framing
<text:bookmark-end text:name="OrgXref.org2151bb2"/></text:h>
      <text:p text:style-name="Text_20_body">[Ventura2016] argues that as we move towards systems that can autonomously creative systems should aim to hide the finger prints of there creators believing that a process of 'Inception' may be used to inject greater nuance and depth in to a generalised process.
</text:p>
      <text:p text:style-name="Text_20_body">Keith Row - revealing (or lack of) process
</text:p>
      <text:h text:style-name="Heading_20_2" text:outline-level="2" text:is-list-header="false">
<text:bookmark-start text:name="OrgXref.org4ef8dfa"/>
<text:bookmark text:name="org4ef8dfa"/>Random notes
<text:bookmark-end text:name="OrgXref.org4ef8dfa"/></text:h>
      <text:p text:style-name="Text_20_body">Harry Frankfurt - on bullshit
George Lewis - multi-domincance in systems
</text:p>
      <text:p text:style-name="Text_20_body">ML is obsessed with multiple examples
Generalise from one example
</text:p>
      <text:list text:style-name="OrgBulletedList" text:continue-numbering="false">
        <text:list-item>
          <text:p text:style-name="Text_20_body">Use knowledge of space around implementation
</text:p>
        </text:list-item>
        <text:list-item>
          <text:p text:style-name="Text_20_body">Repurpose
</text:p>
        </text:list-item>
      </text:list>
      <text:p text:style-name="Text_20_body">Play first/learning later
</text:p>
      <text:p text:style-name="Text_20_body">Antrhropamorphise
</text:p>
      <text:p text:style-name="Text_20_body">We can ask artists to contextualise
</text:p>
      <text:p text:style-name="Text_20_body">Epistomology
Justified 
</text:p>
      <text:list text:style-name="OrgBulletedList" text:continue-numbering="false">
        <text:list-item>
          <text:p text:style-name="Text_20_body">protect
</text:p>
        </text:list-item>
        <text:list-item>
          <text:p text:style-name="Text_20_body">post structuralist
</text:p>
        </text:list-item>
        <text:list-item>
          <text:p text:style-name="Text_20_body">Questioning from Turing
</text:p>
          <text:list text:style-name="OrgBulletedList" text:continue-numbering="true">
            <text:list-item>
              <text:p text:style-name="Text_20_body">open to be asked questions
</text:p>
            </text:list-item>
          </text:list>
        </text:list-item>
        <text:list-item>
          <text:p text:style-name="Text_20_body">Painting fool
</text:p>
        </text:list-item>
      </text:list>
      <text:p text:style-name="Text_20_body">dishonesty
window dressing
</text:p>
      <text:p text:style-name="Text_20_body">Air traffic communications
</text:p>
      <text:h text:style-name="Heading_20_2" text:outline-level="2" text:is-list-header="false">
<text:bookmark-start text:name="OrgXref.org3749186"/>
<text:bookmark text:name="org3749186"/>Shifting goal posts
<text:bookmark-end text:name="OrgXref.org3749186"/></text:h>
      <text:h text:style-name="Heading_20_3" text:outline-level="3" text:is-list-header="false">
<text:bookmark-start text:name="OrgXref.org17be185"/>
<text:bookmark text:name="org17be185"/>AI
<text:bookmark-end text:name="OrgXref.org17be185"/></text:h>
      <text:p text:style-name="Text_20_body">Chess not good enough
Driving not good enough
Tacit knowledge
</text:p>
      <text:p text:style-name="Text_20_body">Searle objection - Chinese box
Minds, brains and programs
</text:p>
      <text:list text:style-name="OrgBulletedList" text:continue-numbering="false">
        <text:list-item>
          <text:p text:style-name="Text_20_body">System can speak english
</text:p>
        </text:list-item>
      </text:list>
      <text:h text:style-name="Heading_20_3" text:outline-level="3" text:is-list-header="false">
<text:bookmark-start text:name="OrgXref.org4c74372"/>
<text:bookmark text:name="org4c74372"/>Arty farty
<text:bookmark-end text:name="OrgXref.org4c74372"/></text:h>
      <text:p text:style-name="Text_20_body">Labour
Frame work in same means as working class
</text:p>
      <text:p text:style-name="Text_20_body">Success measured in the galleries
</text:p>
      <text:p text:style-name="Text_20_body">Death of the author
Framing is done viewer - Roland Barthes. Interpretation
Pierre Bordieux - technocrat
</text:p>
      <text:p text:style-name="Text_20_body">Why do we need to placate the art critics?
</text:p>
      <text:p text:style-name="Text_20_body">It's arguable whether existing in artists in a particular domain do have a stake in deciding whether or not software can be creative.
</text:p>
      <text:p text:style-name="Text_20_body">We seem to borrow much from post-modernists cannons on interpretation of art work.
</text:p>
      <text:p text:style-name="Text_20_body">It seems we have not yet fully understood the post-modern doctrine.
</text:p>
      <text:p text:style-name="Text_20_body">We understand that an artist will rebel against aesthetic constraints [colton:2008a] but seem to have misunderstood whats been said about interpretation
</text:p>
      <text:p text:style-name="Text_20_body">Whilst the issue of <text:span text:style-name="Bold">latent heat</text:span> persists "We can only quarrel with one or another means of defense. Indeed, we have an obligation to overthrow any means of defending and justifying art which becomes particularly obtuse or onerous or insensitive to contemporary needs and practice." 
[Sontag1966]
</text:p>
      <text:h text:style-name="Heading_20_2" text:outline-level="2" text:is-list-header="false">
<text:bookmark-start text:name="OrgXref.orgf3874f5"/>
<text:bookmark text:name="orgf3874f5"/>Discussion
<text:bookmark-end text:name="OrgXref.orgf3874f5"/></text:h>
      <text:h text:style-name="Heading_20_2" text:outline-level="2" text:is-list-header="false">
<text:bookmark-start text:name="OrgXref.org54ad2b0"/>
<text:bookmark text:name="org54ad2b0"/>are we modelling more than we need to?
<text:bookmark-end text:name="OrgXref.org54ad2b0"/></text:h>
      <text:p text:style-name="Text_20_body">To what extent should we be imitating artists/scientists?
</text:p>
      <text:h text:style-name="Heading_20_3" text:outline-level="3" text:is-list-header="false">
<text:bookmark-start text:name="OrgXref.orgf277834"/>
<text:bookmark text:name="orgf277834"/>DIFI?
<text:bookmark-end text:name="OrgXref.orgf277834"/></text:h>
      <text:p text:style-name="Text_20_body">People interpret work in contexts
Can't be controlled
preconceptions
read FRAME and re-frame anyway
</text:p>
      <text:p text:style-name="Text_20_body">Swap art crtitic for Press/audience/
</text:p>
      <text:p text:style-name="Text_20_body">Is the F suitable for all types of C?
F is just an E
</text:p>
      <text:p text:style-name="Text_20_body">interaction vs framing vs promotion
professional and ameteuer
</text:p>
      <text:h text:style-name="Heading_20_3" text:outline-level="3" text:is-list-header="false">
<text:bookmark-start text:name="OrgXref.orgddd1c29"/>
<text:bookmark text:name="orgddd1c29"/>everyday creativity
<text:bookmark-end text:name="OrgXref.orgddd1c29"/></text:h>
      <text:p text:style-name="Text_20_body">creative promoter
doodlers/sat in bedrooms
</text:p>
      <text:h text:style-name="Heading_20_2" text:outline-level="2" text:is-list-header="false">
<text:bookmark-start text:name="OrgXref.org6ab3222"/>
<text:bookmark text:name="org6ab3222"/>Recommendations
<text:bookmark-end text:name="OrgXref.org6ab3222"/></text:h>
      <text:h text:style-name="Heading_20_3" text:outline-level="3" text:is-list-header="false">
<text:bookmark-start text:name="OrgXref.org2c5ff80"/>
<text:bookmark text:name="org2c5ff80"/>reproducible
<text:bookmark-end text:name="OrgXref.org2c5ff80"/></text:h>
      <text:h text:style-name="Heading_20_3" text:outline-level="3" text:is-list-header="false">
<text:bookmark-start text:name="OrgXref.orgadaae73"/>
<text:bookmark text:name="orgadaae73"/>Open source
<text:bookmark-end text:name="OrgXref.orgadaae73"/></text:h>
      <text:h text:style-name="Heading_20_3" text:outline-level="3" text:is-list-header="false">
<text:bookmark-start text:name="OrgXref.org4e1853a"/>
<text:bookmark text:name="org4e1853a"/>Well documented
<text:bookmark-end text:name="OrgXref.org4e1853a"/></text:h>
      <text:h text:style-name="Heading_20_3" text:outline-level="3" text:is-list-header="false">
<text:bookmark-start text:name="OrgXref.org747a182"/>
<text:bookmark text:name="org747a182"/>High level
<text:bookmark-end text:name="OrgXref.org747a182"/></text:h>
      <text:h text:style-name="Heading_20_3" text:outline-level="3" text:is-list-header="false">
<text:bookmark-start text:name="OrgXref.org0106a74"/>
<text:bookmark text:name="org0106a74"/>Specifications
<text:bookmark-end text:name="OrgXref.org0106a74"/></text:h>
      <text:h text:style-name="Heading_20_3" text:outline-level="3" text:is-list-header="false">
<text:bookmark-start text:name="OrgXref.orgc73229e"/>
<text:bookmark text:name="orgc73229e"/>Providing services
<text:bookmark-end text:name="OrgXref.orgc73229e"/></text:h>
      <text:h text:style-name="Heading_20_2" text:outline-level="2" text:is-list-header="false">
<text:bookmark-start text:name="OrgXref.orge11bfb8"/>
<text:bookmark text:name="orge11bfb8"/>Conclusion
<text:bookmark-end text:name="OrgXref.orge11bfb8"/></text:h>
      <text:p text:style-name="Text_20_body">framing info can be a distraction
</text:p>
      <text:p text:style-name="Text_20_body">within our research outputs there's a great many sources of framing info
</text:p>
      <text:p text:style-name="Text_20_body">IT"S MY BELIEF THAT FRAMING INFORMATION SHOULD NOT BE USED TO INDICATE HOW CREATIVE A SYSTEM IS BEING UNLESS SAID FRAMING INFORMATION IS CREATED CREATIVELY
</text:p>
      <text:p text:style-name="Text_20_body">Whilst involving as many participants is extremely important we should feel free to develop systems that aren't concerned with the perception of others 
</text:p>
      <text:p text:style-name="Text_20_body">historical web art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ristan Strange</dc:creator>
    <meta:initial-creator>Tristan Strange</meta:initial-creator>
    <dc:date>2017-03-01T21:18:22</dc:date>
    <meta:creation-date>2017-03-01T21:18:22</meta:creation-date>
    <meta:generator>Emacs 25.1.1 (Org mode 9.0.3)</meta:generator>
    <meta:keyword/>
    <dc:subject/>
    <dc:title/>
  </office:meta>
</office:document-meta>
</file>